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dde6b" officeooo:paragraph-rsid="001dde6b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2pt" officeooo:rsid="001dde6b" officeooo:paragraph-rsid="001dde6b" style:font-size-asian="12pt" style:font-size-complex="12pt"/>
    </style:style>
    <style:style style:name="P3" style:family="paragraph" style:parent-style-name="Standard">
      <style:text-properties fo:font-size="12pt" officeooo:rsid="001e12fc" officeooo:paragraph-rsid="001e12fc" style:font-size-asian="12pt" style:font-size-complex="12pt"/>
    </style:style>
    <style:style style:name="P4" style:family="paragraph" style:parent-style-name="Standard">
      <style:text-properties fo:font-size="12pt" officeooo:rsid="001e12fc" officeooo:paragraph-rsid="001fbc78" style:font-size-asian="12pt" style:font-size-complex="12pt"/>
    </style:style>
    <style:style style:name="P5" style:family="paragraph" style:parent-style-name="Standard">
      <style:text-properties fo:font-size="12pt" fo:font-weight="bold" officeooo:rsid="001dde6b" officeooo:paragraph-rsid="001dde6b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e12fc" officeooo:paragraph-rsid="001e12fc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e12fc" officeooo:paragraph-rsid="0020e435" style:font-size-asian="12pt" style:font-weight-asian="bold" style:font-size-complex="12pt" style:font-weight-complex="bold"/>
    </style:style>
    <style:style style:name="T1" style:family="text">
      <style:text-properties officeooo:rsid="001fbc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一些经验</text:p>
      <text:p text:style-name="P5">一、Ubuntu22.04安装软件时包管理工具aptitude和apt-get的优劣。</text:p>
      <text:p text:style-name="P2"><text:tab/>aptitude与apt-get同样，是Debian及其衍生系统Ubuntu上 一个强大的包管理工具。与apt-get不一样的是，aptitude在处理依赖问题上更佳一些。aptitude 在删除一个包时，会同时删除自己所依赖的包。而apt-get这时做的不完全，致使包混乱。使用aptitude会让整个系统更为干净，其他优势：</text:p>
      <text:p text:style-name="P2"><text:tab/>1. 当删除任何已安装的包时，aptitude会自动删除不再需要的软件包。而apt-get则需要用户通过添加额外的选项-auto-remove或指定apt-get autoremove来明确指定。</text:p>
      <text:p text:style-name="P2"><text:tab/>2. 为了进一步让用户清楚知道为什么某些行动被阻止了，aptitude提供了“为什么”和“为什么不”命令。</text:p>
      <text:p text:style-name="P2"><text:tab/>3. apt-get可能无法解决软件包冲突，但aptitude可以提出消除冲突的可能措施。</text:p>
      <text:p text:style-name="P2"><text:tab/>4. aptitude提供了一个强大的搜索功能，不仅可以搜索系统上的任何包，还可以搜索整个软件仓库中的包。</text:p>
      <text:p text:style-name="P6"/>
      <text:p text:style-name="P6">二、nvim的配置文件（进行专属编辑器nvim的定制）。</text:p>
      <text:p text:style-name="P3">nvim的配置文件格式和vim是一样的，只是它们放在不同的地方。所以下面经常看到vim什么什么的配置不要奇怪，它可以直接适用于nvim。</text:p>
      <text:p text:style-name="P3">vim的配置文件路径：</text:p>
      <text:p text:style-name="P3">主配置文件：~/.vimrc</text:p>
      <text:p text:style-name="P3">子配置文件目录:~/.vim/</text:p>
      <text:p text:style-name="P3">nvim的配置文件路径：</text:p>
      <text:p text:style-name="P3">主配置文件：~/.config/nvim/init.vim</text:p>
      <text:p text:style-name="P3">子配置文件目录：~/.config/nvim/</text:p>
      <text:p text:style-name="P7"/>
      <text:p text:style-name="P7">三、vim/neovim中的插件管理器plug。</text:p>
      <text:p text:style-name="P3">我的init.vim配置<text:span text:style-name="T1">：</text:span></text:p>
      <text:p text:style-name="P3">%%%%%%%%%%%%%%%%%%%%%%%%%%%%%%%%%%%%%%%%%%%%%%%%</text:p>
      <text:p text:style-name="P3">set nu</text:p>
      <text:p text:style-name="P3"/>
      <text:p text:style-name="P3">call plug#begin()</text:p>
      <text:p text:style-name="P3">Plug 'https://github.com/h-hg/fcitx.nvim.git'</text:p>
      <text:p text:style-name="P3">call plug#end()</text:p>
      <text:p text:style-name="P3">%%%%%%%%%%%%%%%%%%%%%%%%%%%%%%%%%%%%%%%%%%%%%%%%</text:p>
      <text:p text:style-name="P3">vim-plug通过在~/.vimrc<text:span text:style-name="T1">（我是init.vim）</text:span>中增加call plugin#begin()和call plugin#end()来定义和管理插件，插件以Plug 'github_url'形式来描述, 格式如下：</text:p>
      <text:p text:style-name="P3"/>
      <text:p text:style-name="P3">call plug#begin()</text:p>
      <text:p text:style-name="P3"># 完整的GitHub仓库地址</text:p>
      <text:p text:style-name="P3">Plug 'https://github.com/junegunn/vim-github-dashboard.git'</text:p>
      <text:p text:style-name="P3"># 简写形式，只写username/repo即可<text:span text:style-name="T1">，or</text:span></text:p>
      <text:p text:style-name="P3">Plug 'junegunn/fzf'</text:p>
      <text:p text:style-name="P3">call plug#end()</text:p>
      <text:p text:style-name="P3"/>
      <text:p text:style-name="P4"><text:soft-page-break/>保存.vimrc<text:span text:style-name="T1">(我是init.vim)</text:span>文件，然后重载（命令为:w | source $MYVIMRC）或重启Vim，以使这些修改生效。执行:PlugInstall来安装这些插件。然后上面提到的插件将会自动从GitHub上下载下来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6:14:17.029451985</meta:creation-date>
    <dc:date>2022-09-10T20:32:00.343458565</dc:date>
    <meta:editing-duration>PT17M30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2" meta:paragraph-count="31" meta:word-count="602" meta:character-count="1261" meta:non-whitespace-character-count="1232"/>
  </office:meta>
</office:document-meta>
</file>